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TypeConverter.StandardTyp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ypeConverter.StandardTypeConverter( Supplier &lt; ConversionService &gt;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TypeConverter.canConvert( @ Nullable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ypeConverter.StandardType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TypeConverter.convertValue( @ Nullable Object value , @ Nullable TypeDescriptor sourceType , TypeDescriptor targe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